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lformedPerl5PatternException.MalformedPerl5Patter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lformedPerl5PatternException.MalformedPerl5Patter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